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543in"/>
    </style:style>
    <style:style style:name="co3" style:family="table-column">
      <style:table-column-properties fo:break-before="auto" style:column-width="1.1043in"/>
    </style:style>
    <style:style style:name="co4" style:family="table-column">
      <style:table-column-properties fo:break-before="auto" style:column-width="1.4043in"/>
    </style:style>
    <style:style style:name="co5" style:family="table-column">
      <style:table-column-properties fo:break-before="auto" style:column-width="1.4689in"/>
    </style:style>
    <style:style style:name="co6" style:family="table-column">
      <style:table-column-properties fo:break-before="auto" style:column-width="1.2327in"/>
    </style:style>
    <style:style style:name="co7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22">
      <style:table-cell-properties style:cell-protect="none" style:print-content="true"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 style:data-style-name="N122">
      <style:table-cell-properties fo:border-bottom="none" style:cell-protect="none" style:print-content="tru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8" style:family="table-cell" style:parent-style-name="Default" style:data-style-name="N12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9" style:family="table-cell" style:parent-style-name="Default" style:data-style-name="N126">
      <style:table-cell-properties style:cell-protect="none" style:print-content="true"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26">
      <style:table-cell-properties style:cell-protect="none" style:print-content="true" style:text-align-source="fix" style:repeat-content="false" fo:border="0.06pt solid #000000"/>
      <style:paragraph-properties fo:text-align="center" fo:margin-left="0in"/>
    </style:style>
    <style:style style:name="ce11" style:family="table-cell" style:parent-style-name="Default" style:data-style-name="N126">
      <style:table-cell-properties fo:border-bottom="none" style:cell-protect="none" style:print-content="tru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2" style:family="table-cell" style:parent-style-name="Default">
      <style:table-cell-properties fo:border-bottom="none" fo:border-left="0.06pt solid #000000" fo:border-right="none" fo:border-top="none"/>
    </style:style>
    <style:style style:name="ce13" style:family="table-cell" style:parent-style-name="Default" style:data-style-name="N126">
      <style:table-cell-properties fo:border-bottom="none" style:cell-protect="none" style:print-content="true" style:text-align-source="fix" style:repeat-content="false" fo:border-left="0.06pt solid #000000" fo:border-right="none" fo:border-top="none"/>
      <style:paragraph-properties fo:text-align="center" fo:margin-left="0in"/>
    </style:style>
    <style:style style:name="ce14" style:family="table-cell" style:parent-style-name="Default" style:data-style-name="N126">
      <style:table-cell-properties style:cell-protect="none" style:print-content="true" style:text-align-source="fix" style:repeat-content="false" fo:border="none"/>
      <style:paragraph-properties fo:text-align="center" fo:margin-left="0in"/>
    </style:style>
    <style:style style:name="ce15" style:family="table-cell" style:parent-style-name="Default" style:data-style-name="N60">
      <style:table-cell-properties style:cell-protect="none" style:print-content="true"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124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124">
      <style:table-cell-properties style:text-align-source="fix" style:repeat-content="false" fo:border="0.06pt solid #000000"/>
      <style:paragraph-properties fo:text-align="center" fo:margin-left="0in"/>
    </style:style>
    <style:style style:name="ce18" style:family="table-cell" style:parent-style-name="Default" style:data-style-name="N124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9" style:family="table-cell" style:parent-style-name="Default">
      <style:table-cell-properties fo:border-bottom="none" fo:border-left="0.06pt solid #000000" fo:border-right="0.06pt solid #000000" fo:border-top="none"/>
    </style:style>
    <style:style style:name="ce20" style:family="table-cell" style:parent-style-name="Default" style:data-style-name="N124">
      <style:table-cell-properties style:text-align-source="fix" style:repeat-content="false" fo:border="none"/>
      <style:paragraph-properties fo:text-align="center" fo:margin-left="0in"/>
    </style:style>
    <style:style style:name="ce21" style:family="table-cell" style:parent-style-name="Default" style:data-style-name="N123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 style:data-style-name="N123">
      <style:table-cell-properties style:text-align-source="fix" style:repeat-content="false" fo:border="0.06pt solid #000000"/>
      <style:paragraph-properties fo:text-align="center" fo:margin-left="0in"/>
    </style:style>
    <style:style style:name="ce23" style:family="table-cell" style:parent-style-name="Default" style:data-style-name="N123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24" style:family="table-cell" style:parent-style-name="Default" style:data-style-name="N123">
      <style:table-cell-properties style:text-align-source="fix" style:repeat-content="false" fo:border="none"/>
      <style:paragraph-properties fo:text-align="center" fo:margin-left="0in"/>
    </style:style>
    <style:style style:name="ce25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 style:data-style-name="N125">
      <style:table-cell-properties style:cell-protect="none" style:print-content="true" style:text-align-source="fix" style:repeat-content="false"/>
      <style:paragraph-properties fo:text-align="center" fo:margin-left="0in"/>
    </style:style>
    <style:style style:name="ce27" style:family="table-cell" style:parent-style-name="Default" style:data-style-name="N125">
      <style:table-cell-properties style:cell-protect="none" style:print-content="true" style:text-align-source="fix" style:repeat-content="false" fo:border="0.06pt solid #000000"/>
      <style:paragraph-properties fo:text-align="center" fo:margin-left="0in"/>
    </style:style>
    <style:style style:name="ce28" style:family="table-cell" style:parent-style-name="Default" style:data-style-name="N125">
      <style:table-cell-properties fo:border-bottom="none" style:cell-protect="none" style:print-content="tru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29" style:family="table-cell" style:parent-style-name="Default" style:data-style-name="N125">
      <style:table-cell-properties style:cell-protect="none" style:print-content="true" style:text-align-source="fix" style:repeat-content="false" fo:border="none"/>
      <style:paragraph-properties fo:text-align="center" fo:margin-left="0in"/>
    </style:style>
    <style:style style:name="ce30" style:family="table-cell" style:parent-style-name="Default" style:data-style-name="N124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31" style:family="table-cell" style:parent-style-name="Default">
      <style:table-cell-properties fo:border-bottom="none" fo:border-left="none" fo:border-right="0.06pt solid #000000" fo:border-top="none"/>
    </style:style>
    <style:style style:name="ce32" style:family="table-cell" style:parent-style-name="Default" style:data-style-name="N12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33" style:family="table-cell" style:parent-style-name="Default" style:data-style-name="N122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1" table:default-cell-style-name="ce9"/>
        <table:table-column table:style-name="co3" table:default-cell-style-name="ce16"/>
        <table:table-column table:style-name="co1" table:default-cell-style-name="ce21"/>
        <table:table-column table:style-name="co1" table:default-cell-style-name="ce26"/>
        <table:table-column table:style-name="co4" table:default-cell-style-name="ce16"/>
        <table:table-column table:style-name="co5" table:default-cell-style-name="ce21"/>
        <table:table-column table:style-name="co6" table:default-cell-style-name="ce4"/>
        <table:table-column table:style-name="co7" table:default-cell-style-name="ce4"/>
        <table:table-column table:style-name="co1" table:number-columns-repeated="1014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0</text:p>
          </table:table-cell>
          <table:table-cell table:style-name="ce5" table:formula="of:=1/160" office:value-type="float" office:value="0.00625" calcext:value-type="float">
            <text:p>6.250000E-03</text:p>
          </table:table-cell>
          <table:table-cell table:number-columns-repeated="4"/>
          <table:table-cell table:style-name="ce30" office:value-type="string" calcext:value-type="string" table:number-columns-spanned="2" table:number-rows-spanned="1">
            <text:p>actual prefactor</text:p>
          </table:table-cell>
          <table:covered-table-cell/>
          <table:table-cell table:style-name="ce6" office:value-type="string" calcext:value-type="string" table:number-columns-spanned="2" table:number-rows-spanned="1">
            <text:p>scaled prefactor</text:p>
          </table:table-cell>
          <table:covered-table-cell table:style-name="ce33"/>
          <table:table-cell table:number-columns-repeated="1014"/>
        </table:table-row>
        <table:table-row table:style-name="ro1">
          <table:table-cell table:style-name="ce3"/>
          <table:table-cell table:style-name="ce6" office:value-type="string" calcext:value-type="string">
            <text:p>DL</text:p>
          </table:table-cell>
          <table:table-cell table:style-name="ce10" office:value-type="string" calcext:value-type="string">
            <text:p>c0</text:p>
          </table:table-cell>
          <table:table-cell table:style-name="ce17" office:value-type="string" calcext:value-type="string">
            <text:p>S0</text:p>
          </table:table-cell>
          <table:table-cell table:style-name="ce22" office:value-type="string" calcext:value-type="string">
            <text:p>rho</text:p>
          </table:table-cell>
          <table:table-cell table:style-name="ce27" office:value-type="string" calcext:value-type="string">
            <text:p>eta</text:p>
          </table:table-cell>
          <table:table-cell table:style-name="ce17" office:value-type="string" calcext:value-type="string">
            <text:p>collective</text:p>
          </table:table-cell>
          <table:table-cell table:style-name="ce22" office:value-type="string" calcext:value-type="string">
            <text:p>tagged</text:p>
          </table:table-cell>
          <table:table-cell table:style-name="ce6" office:value-type="string" calcext:value-type="string">
            <text:p>collective</text:p>
          </table:table-cell>
          <table:table-cell table:style-name="ce6" office:value-type="string" calcext:value-type="string">
            <text:p>tagged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7" office:value-type="float" office:value="0.0000126001" calcext:value-type="float">
            <text:p>1.260010E-05</text:p>
          </table:table-cell>
          <table:table-cell table:style-name="ce11" office:value-type="float" office:value="-65.9862" calcext:value-type="float">
            <text:p>-65.986</text:p>
          </table:table-cell>
          <table:table-cell table:style-name="ce18" table:formula="of:=1/(1-[.C4]*[.E4])" office:value-type="float" office:value="0.0156220270708613" calcext:value-type="float">
            <text:p>1.56220E-02</text:p>
          </table:table-cell>
          <table:table-cell table:style-name="ce23" table:formula="of:=[.F4]*6/PI()" office:value-type="float" office:value="0.954929658551372" calcext:value-type="float">
            <text:p>0.95493</text:p>
          </table:table-cell>
          <table:table-cell table:style-name="ce28" office:value-type="float" office:value="0.5" calcext:value-type="float">
            <text:p>0.5000</text:p>
          </table:table-cell>
          <table:table-cell table:style-name="ce18" table:formula="of:=[.E4]*[.D4]^3*[.C4]^2*(2*PI()*[.$B$2]/[.D4])^(-3/2)/16" office:value-type="float" office:value="0.000248591369015935" calcext:value-type="float">
            <text:p>2.48591E-04</text:p>
          </table:table-cell>
          <table:table-cell table:style-name="ce23" table:formula="of:=3*[.E4]*[.D4]*[.C4]^2*PI()^(-3/2)*([.$B$2]/[.D4]+[.B4])^(-5/2)/16" office:value-type="float" office:value="21.6023350155375" calcext:value-type="float">
            <text:p>21.60234</text:p>
          </table:table-cell>
          <table:table-cell table:style-name="ce8" table:formula="of:=[.G4]/([.$B$2]^(-3/2))" office:value-type="float" office:value="0.000000122830458242151" calcext:value-type="float">
            <text:p>1.228305E-07</text:p>
          </table:table-cell>
          <table:table-cell table:style-name="ce8" table:formula="of:=[.H4]/([.$B$2]^(-5/2))" office:value-type="float" office:value="0.0000667115052999097" calcext:value-type="float">
            <text:p>6.671151E-05</text:p>
          </table:table-cell>
          <table:table-cell table:number-columns-repeated="1014"/>
        </table:table-row>
        <table:table-row table:style-name="ro1">
          <table:table-cell table:style-name="Default"/>
          <table:table-cell table:style-name="ce7" office:value-type="float" office:value="0.00103683" calcext:value-type="float">
            <text:p>1.036830E-03</text:p>
          </table:table-cell>
          <table:table-cell table:style-name="ce11" office:value-type="float" office:value="-31.1975" calcext:value-type="float">
            <text:p>-31.198</text:p>
          </table:table-cell>
          <table:table-cell table:style-name="ce18" table:formula="of:=1/(1-[.C5]*[.E5])" office:value-type="float" office:value="0.0402687789290957" calcext:value-type="float">
            <text:p>4.02688E-02</text:p>
          </table:table-cell>
          <table:table-cell table:style-name="ce23" table:formula="of:=[.F5]*6/PI()" office:value-type="float" office:value="0.763943726841098" calcext:value-type="float">
            <text:p>0.76394</text:p>
          </table:table-cell>
          <table:table-cell table:style-name="ce28" office:value-type="float" office:value="0.4" calcext:value-type="float">
            <text:p>0.4000</text:p>
          </table:table-cell>
          <table:table-cell table:style-name="ce18" table:formula="of:=[.E5]*[.D5]^3*[.C5]^2*(2*PI()*[.$B$2]/[.D5])^(-3/2)/16" office:value-type="float" office:value="0.00315100590958614" calcext:value-type="float">
            <text:p>3.15101E-03</text:p>
          </table:table-cell>
          <table:table-cell table:style-name="ce23" table:formula="of:=3*[.E5]*[.D5]*[.C5]^2*PI()^(-3/2)*([.$B$2]/[.D5]+[.B5])^(-5/2)/16" office:value-type="float" office:value="104.481178514678" calcext:value-type="float">
            <text:p>104.48118</text:p>
          </table:table-cell>
          <table:table-cell table:style-name="ce8" table:formula="of:=[.G5]/([.$B$2]^(-3/2))" office:value-type="float" office:value="0.00000155693056170981" calcext:value-type="float">
            <text:p>1.556931E-06</text:p>
          </table:table-cell>
          <table:table-cell table:style-name="ce8" table:formula="of:=[.H5]/([.$B$2]^(-5/2))" office:value-type="float" office:value="0.000322654781958037" calcext:value-type="float">
            <text:p>3.226548E-04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0.00273244" calcext:value-type="float">
            <text:p>2.732440E-03</text:p>
          </table:table-cell>
          <table:table-cell table:style-name="ce11" office:value-type="float" office:value="-16.8627" calcext:value-type="float">
            <text:p>-16.863</text:p>
          </table:table-cell>
          <table:table-cell table:style-name="ce18" table:formula="of:=1/(1-[.C6]*[.E6])" office:value-type="float" office:value="0.0937944168272023" calcext:value-type="float">
            <text:p>9.37944E-02</text:p>
          </table:table-cell>
          <table:table-cell table:style-name="ce23" table:formula="of:=[.F6]*6/PI()" office:value-type="float" office:value="0.572957795130823" calcext:value-type="float">
            <text:p>0.57296</text:p>
          </table:table-cell>
          <table:table-cell table:style-name="ce28" office:value-type="float" office:value="0.3" calcext:value-type="float">
            <text:p>0.3000</text:p>
          </table:table-cell>
          <table:table-cell table:style-name="ce18" table:formula="of:=[.E6]*[.D6]^3*[.C6]^2*(2*PI()*[.$B$2]/[.D6])^(-3/2)/16" office:value-type="float" office:value="0.0310144077441747" calcext:value-type="float">
            <text:p>3.10144E-02</text:p>
          </table:table-cell>
          <table:table-cell table:style-name="ce23" table:formula="of:=3*[.E6]*[.D6]*[.C6]^2*PI()^(-3/2)*([.$B$2]/[.D6]+[.B6])^(-5/2)/16" office:value-type="float" office:value="406.012715103148" calcext:value-type="float">
            <text:p>406.01272</text:p>
          </table:table-cell>
          <table:table-cell table:style-name="ce8" table:formula="of:=[.G6]/([.$B$2]^(-3/2))" office:value-type="float" office:value="0.0000153244013676182" calcext:value-type="float">
            <text:p>1.532440E-05</text:p>
          </table:table-cell>
          <table:table-cell table:style-name="ce8" table:formula="of:=[.H6]/([.$B$2]^(-5/2))" office:value-type="float" office:value="0.00125383294796386" calcext:value-type="float">
            <text:p>1.253833E-03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0.00420231" calcext:value-type="float">
            <text:p>4.202310E-03</text:p>
          </table:table-cell>
          <table:table-cell table:style-name="ce11" office:value-type="float" office:value="-9.9091" calcext:value-type="float">
            <text:p>-9.909</text:p>
          </table:table-cell>
          <table:table-cell table:style-name="ce18" table:formula="of:=1/(1-[.C7]*[.E7])" office:value-type="float" office:value="0.208986529796107" calcext:value-type="float">
            <text:p>2.08987E-01</text:p>
          </table:table-cell>
          <table:table-cell table:style-name="ce23" table:formula="of:=[.F7]*6/PI()" office:value-type="float" office:value="0.381971863420549" calcext:value-type="float">
            <text:p>0.38197</text:p>
          </table:table-cell>
          <table:table-cell table:style-name="ce28" office:value-type="float" office:value="0.2" calcext:value-type="float">
            <text:p>0.2000</text:p>
          </table:table-cell>
          <table:table-cell table:style-name="ce18" table:formula="of:=[.E7]*[.D7]^3*[.C7]^2*(2*PI()*[.$B$2]/[.D7])^(-3/2)/16" office:value-type="float" office:value="0.26267715889103" calcext:value-type="float">
            <text:p>2.62677E-01</text:p>
          </table:table-cell>
          <table:table-cell table:style-name="ce23" table:formula="of:=3*[.E7]*[.D7]*[.C7]^2*PI()^(-3/2)*([.$B$2]/[.D7]+[.B7])^(-5/2)/16" office:value-type="float" office:value="1228.39095682968" calcext:value-type="float">
            <text:p>1228.39096</text:p>
          </table:table-cell>
          <table:table-cell table:style-name="ce8" table:formula="of:=[.G7]/([.$B$2]^(-3/2))" office:value-type="float" office:value="0.000129790329905876" calcext:value-type="float">
            <text:p>1.297903E-04</text:p>
          </table:table-cell>
          <table:table-cell table:style-name="ce8" table:formula="of:=[.H7]/([.$B$2]^(-5/2))" office:value-type="float" office:value="0.00379347000071812" calcext:value-type="float">
            <text:p>3.793470E-03</text:p>
          </table:table-cell>
          <table:table-cell table:number-columns-repeated="1014"/>
        </table:table-row>
        <table:table-row table:style-name="ro1">
          <table:table-cell/>
          <table:table-cell table:style-name="ce8"/>
          <table:table-cell table:style-name="ce12"/>
          <table:table-cell table:style-name="ce19"/>
          <table:table-cell table:style-name="Default"/>
          <table:table-cell table:style-name="ce19"/>
          <table:table-cell table:style-name="Default"/>
          <table:table-cell table:style-name="ce19"/>
          <table:table-cell table:style-name="ce31" table:number-columns-repeated="2"/>
          <table:table-cell table:number-columns-repeated="1014"/>
        </table:table-row>
        <table:table-row table:style-name="ro1">
          <table:table-cell table:number-columns-repeated="2"/>
          <table:table-cell table:style-name="ce13"/>
          <table:table-cell table:style-name="ce18"/>
          <table:table-cell table:style-name="ce24"/>
          <table:table-cell table:style-name="ce28"/>
          <table:table-cell table:style-name="ce20"/>
          <table:table-cell table:style-name="ce23"/>
          <table:table-cell table:style-name="ce32" table:number-columns-repeated="2"/>
          <table:table-cell table:number-columns-repeated="1014"/>
        </table:table-row>
        <table:table-row table:style-name="ro1">
          <table:table-cell table:number-columns-repeated="2"/>
          <table:table-cell table:style-name="ce12"/>
          <table:table-cell table:style-name="Default" table:number-columns-repeated="6"/>
          <table:table-cell table:style-name="ce31"/>
          <table:table-cell table:number-columns-repeated="1014"/>
        </table:table-row>
        <table:table-row table:style-name="ro1" table:number-rows-repeated="7">
          <table:table-cell table:number-columns-repeated="2"/>
          <table:table-cell table:style-name="ce14"/>
          <table:table-cell table:style-name="ce20"/>
          <table:table-cell table:style-name="ce24"/>
          <table:table-cell table:style-name="ce29"/>
          <table:table-cell table:style-name="ce20"/>
          <table:table-cell table:style-name="ce24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D0/S0</text:p>
          </table:table-cell>
          <table:table-cell office:value-type="string" calcext:value-type="string">
            <text:p>D0*S0</text:p>
          </table:table-cell>
          <table:table-cell office:value-type="string" calcext:value-type="string">
            <text:p>D0*S0*rh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5" table:formula="of:=[.$B$2]/[.D4]" office:value-type="float" office:value="0.40007612146939" calcext:value-type="float">
            <text:p>4.00E-001</text:p>
          </table:table-cell>
          <table:table-cell table:formula="of:=[.$B$2]*[.D4]" office:value-type="float" office:value="0.0000976376691928831" calcext:value-type="float">
            <text:p>9.76377E-05</text:p>
          </table:table-cell>
          <table:table-cell table:style-name="ce25" table:formula="of:=[.D19]*[.E4]" office:value-type="float" office:value="0.0000932371061041117" calcext:value-type="float">
            <text:p>9.32E-005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5" table:formula="of:=[.$B$2]/[.D5]" office:value-type="float" office:value="0.155207090113282" calcext:value-type="float">
            <text:p>1.55E-001</text:p>
          </table:table-cell>
          <table:table-cell table:formula="of:=[.$B$2]*[.D5]" office:value-type="float" office:value="0.000251679868306848" calcext:value-type="float">
            <text:p>2.51680E-04</text:p>
          </table:table-cell>
          <table:table-cell table:style-name="ce25" table:formula="of:=[.D20]*[.E5]" office:value-type="float" office:value="0.00019226925656521" calcext:value-type="float">
            <text:p>1.92E-004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5" table:formula="of:=[.$B$2]/[.D6]" office:value-type="float" office:value="0.0666350963247033" calcext:value-type="float">
            <text:p>6.66E-002</text:p>
          </table:table-cell>
          <table:table-cell table:formula="of:=[.$B$2]*[.D6]" office:value-type="float" office:value="0.000586215105170014" calcext:value-type="float">
            <text:p>5.86215E-04</text:p>
          </table:table-cell>
          <table:table-cell table:style-name="ce25" table:formula="of:=[.D21]*[.E6]" office:value-type="float" office:value="0.000335876514130595" calcext:value-type="float">
            <text:p>3.36E-004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5" table:formula="of:=[.$B$2]/[.D7]" office:value-type="float" office:value="0.0299062336988784" calcext:value-type="float">
            <text:p>2.99E-002</text:p>
          </table:table-cell>
          <table:table-cell table:formula="of:=[.$B$2]*[.D7]" office:value-type="float" office:value="0.00130616581122567" calcext:value-type="float">
            <text:p>1.30617E-03</text:p>
          </table:table-cell>
          <table:table-cell table:style-name="ce25" table:formula="of:=[.D22]*[.E7]" office:value-type="float" office:value="0.000498918588850082" calcext:value-type="float">
            <text:p>4.99E-004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6" number:min-integer-digits="1"/>
    </number:number-style>
    <number:number-style style:name="N122">
      <number:scientific-number number:decimal-places="6" number:min-integer-digits="1" number:min-exponent-digits="2"/>
    </number:number-style>
    <number:number-style style:name="N123">
      <number:number number:decimal-places="5" number:min-integer-digits="1"/>
    </number:number-style>
    <number:number-style style:name="N124">
      <number:scientific-number number:decimal-places="5" number:min-integer-digits="1" number:min-exponent-digits="2"/>
    </number:number-style>
    <number:number-style style:name="N125">
      <number:number number:decimal-places="4" number:min-integer-digits="1"/>
    </number:number-style>
    <number:number-style style:name="N126">
      <number:number number:decimal-places="3" number:min-integer-digits="1"/>
    </number:number-style>
    <style:style style:name="Default" style:family="table-cell">
      <style:text-properties style:font-name-asian="AR PL UKai CN" style:font-family-asian="'AR PL UKai CN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2">00/00/0000</text:date>, <text:time style:data-style-name="N2" text:time-value="12:17:19.4518004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15:35:46.012260031</meta:creation-date>
    <meta:editing-duration>P11DT10M15S</meta:editing-duration>
    <meta:editing-cycles>4</meta:editing-cycles>
    <meta:generator>LibreOffice/4.3.7.2$Linux_X86_64 LibreOffice_project/430$Build-2</meta:generator>
    <meta:initial-creator>Jonas Nussdorfer</meta:initial-creator>
    <dc:date>2017-07-12T11:29:41.478617310</dc:date>
    <dc:creator>Jonas Nussdorfer</dc:creator>
    <meta:document-statistic meta:table-count="1" meta:cell-count="64" meta:object-count="0"/>
  </office:meta>
</office:document-meta>
</file>